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2.962cm" style:rel-column-width="7552*"/>
    </style:style>
    <style:style style:name="Detail0.B" style:family="table-column">
      <style:table-column-properties style:column-width="22.738cm" style:rel-column-width="57983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B1" style:family="table-cell">
      <style:table-cell-properties style:vertical-align="top" fo:background-color="transparent">
        <style:background-image/>
      </style:table-cell-properties>
    </style:style>
    <style:style style:name="Detail0.B8" style:family="table-cell" style:data-style-name="N10000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COD_GRUP</text:p>
          </table:table-cell>
          <table:table-cell table:style-name="Detail0.B1" office:value-type="string">
            <text:p text:style-name="P1">ESO1A</text:p>
          </table:table-cell>
        </table:table-row>
        <table:table-row table:style-name="Detail0.1">
          <table:table-cell table:style-name="Detail0.A1" office:value-type="string">
            <text:p text:style-name="P2">descripCur</text:p>
          </table:table-cell>
          <table:table-cell table:style-name="Detail0.B1" office:value-type="string">
            <text:p text:style-name="P1">Educacion Secundaria Obligatoria - 1º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alumnos</text:p>
          </table:table-cell>
          <table:table-cell table:style-name="Detail0.B8" office:value-type="float" office:value="22">
            <text:p text:style-name="P1">22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COD_GRUP</text:p>
          </table:table-cell>
          <table:table-cell table:style-name="Detail0.B1" office:value-type="string">
            <text:p text:style-name="P1">ESO2A</text:p>
          </table:table-cell>
        </table:table-row>
        <table:table-row table:style-name="Detail0.1">
          <table:table-cell table:style-name="Detail0.A1" office:value-type="string">
            <text:p text:style-name="P2">descripCur</text:p>
          </table:table-cell>
          <table:table-cell table:style-name="Detail0.B1" office:value-type="string">
            <text:p text:style-name="P1">Educacion Secundaria Obligatoria - 2º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alumnos</text:p>
          </table:table-cell>
          <table:table-cell table:style-name="Detail0.B8" office:value-type="float" office:value="19">
            <text:p text:style-name="P1">19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COD_GRUP</text:p>
          </table:table-cell>
          <table:table-cell table:style-name="Detail0.B1" office:value-type="string">
            <text:p text:style-name="P1">ESO3A</text:p>
          </table:table-cell>
        </table:table-row>
        <table:table-row table:style-name="Detail0.1">
          <table:table-cell table:style-name="Detail0.A1" office:value-type="string">
            <text:p text:style-name="P2">descripCur</text:p>
          </table:table-cell>
          <table:table-cell table:style-name="Detail0.B1" office:value-type="string">
            <text:p text:style-name="P1">Educacion Secundaria Obligatoria - 3º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22</text:p>
          </table:table-cell>
        </table:table-row>
        <text:soft-page-break/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alumnos</text:p>
          </table:table-cell>
          <table:table-cell table:style-name="Detail0.B8" office:value-type="float" office:value="25">
            <text:p text:style-name="P1">25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document-statistic meta:table-count="3" meta:image-count="0" meta:object-count="0" meta:page-count="2" meta:paragraph-count="48" meta:word-count="66" meta:character-count="504" meta:non-whitespace-character-count="486"/>
  </office:meta>
</office:document-meta>
</file>